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66mm"/>
    </style:style>
    <style:style style:name="co2" style:family="table-column">
      <style:table-column-properties fo:break-before="auto" style:column-width="18.94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12.31mm"/>
    </style:style>
    <style:style style:name="co5" style:family="table-column">
      <style:table-column-properties fo:break-before="auto" style:column-width="10.65mm"/>
    </style:style>
    <style:style style:name="co6" style:family="table-column">
      <style:table-column-properties fo:break-before="auto" style:column-width="24.29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5.9mm"/>
    </style:style>
    <style:style style:name="co10" style:family="table-column">
      <style:table-column-properties fo:break-before="auto" style:column-width="48.98mm"/>
    </style:style>
    <style:style style:name="co11" style:family="table-column">
      <style:table-column-properties fo:break-before="auto" style:column-width="16.55mm"/>
    </style:style>
    <style:style style:name="co12" style:family="table-column">
      <style:table-column-properties fo:break-before="auto" style:column-width="26.32mm"/>
    </style:style>
    <style:style style:name="co13" style:family="table-column">
      <style:table-column-properties fo:break-before="auto" style:column-width="31.47mm"/>
    </style:style>
    <style:style style:name="co14" style:family="table-column">
      <style:table-column-properties fo:break-before="auto" style:column-width="33.5mm"/>
    </style:style>
    <style:style style:name="co15" style:family="table-column">
      <style:table-column-properties fo:break-before="auto" style:column-width="33.07mm"/>
    </style:style>
    <style:style style:name="co16" style:family="table-column">
      <style:table-column-properties fo:break-before="auto" style:column-width="12.49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/>
          <table:table-cell table:style-name="ce5" table:formula="of:=MAX([.C3:.C13])" office:value-type="float" office:value="0.780957" calcext:value-type="float">
            <text:p>0.780957</text:p>
          </table:table-cell>
          <table:table-cell table:number-columns-repeated="15"/>
          <table:table-cell table:style-name="ce3" table:number-columns-repeated="2"/>
        </table:table-row>
        <table:table-row table:style-name="ro2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</table:table-row>
        <table:table-row table:style-name="ro3">
          <table:table-cell table:style-name="ce2" office:value-type="date" office:date-value="2018-02-21" calcext:value-type="date">
            <text:p>21/02/18</text:p>
          </table:table-cell>
          <table:table-cell table:style-name="ce2"/>
          <table:table-cell table:style-name="ce6" table:formula="of:=AVERAGE([.D3:.F3])" office:value-type="float" office:value="0.778984" calcext:value-type="float">
            <text:p>0.778984</text:p>
          </table:table-cell>
          <table:table-cell office:value-type="float" office:value="0.778984" calcext:value-type="float">
            <text:p>0.77898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style-name="ce3" table:number-columns-repeated="2"/>
        </table:table-row>
        <table:table-row table:style-name="ro3">
          <table:table-cell table:style-name="ce2" office:value-type="date" office:date-value="2018-02-23" calcext:value-type="date">
            <text:p>23/02/18</text:p>
          </table:table-cell>
          <table:table-cell table:style-name="ce2"/>
          <table:table-cell table:formula="of:=AVERAGE([.D4:.F4])" office:value-type="float" office:value="0.731788" calcext:value-type="float">
            <text:p>0.731788</text:p>
          </table:table-cell>
          <table:table-cell office:value-type="float" office:value="0.731788" calcext:value-type="float">
            <text:p>0.7317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style-name="ce3" table:number-columns-repeated="2"/>
        </table:table-row>
        <table:table-row table:style-name="ro3">
          <table:table-cell table:style-name="ce2" office:value-type="date" office:date-value="2018-02-23" calcext:value-type="date">
            <text:p>23/02/18</text:p>
          </table:table-cell>
          <table:table-cell table:style-name="ce2"/>
          <table:table-cell table:style-name="ce7" table:formula="of:=AVERAGE([.D5:.F5])" office:value-type="float" office:value="0.733432" calcext:value-type="float">
            <text:p>0.733432</text:p>
          </table:table-cell>
          <table:table-cell office:value-type="float" office:value="0.733432" calcext:value-type="float">
            <text:p>0.73343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table:style-name="ce12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style-name="ce3" table:number-columns-repeated="2"/>
        </table:table-row>
        <table:table-row table:style-name="ro3">
          <table:table-cell table:style-name="ce2" office:value-type="date" office:date-value="2018-02-24" calcext:value-type="date">
            <text:p>24/02/18</text:p>
          </table:table-cell>
          <table:table-cell table:style-name="ce2"/>
          <table:table-cell table:style-name="ce7" table:formula="of:=AVERAGE([.D6:.F6])" office:value-type="float" office:value="0.745766" calcext:value-type="float">
            <text:p>0.745766</text:p>
          </table:table-cell>
          <table:table-cell office:value-type="float" office:value="0.745766" calcext:value-type="float">
            <text:p>0.745766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table:style-name="ce12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style-name="ce3" table:number-columns-repeated="2"/>
        </table:table-row>
        <table:table-row table:style-name="ro3">
          <table:table-cell table:style-name="ce2" office:value-type="date" office:date-value="2018-02-24" calcext:value-type="date">
            <text:p>24/02/18</text:p>
          </table:table-cell>
          <table:table-cell table:style-name="ce2"/>
          <table:table-cell table:formula="of:=AVERAGE([.D7:.F7])" office:value-type="float" office:value="0.622595" calcext:value-type="float">
            <text:p>0.622595</text:p>
          </table:table-cell>
          <table:table-cell office:value-type="float" office:value="0.622595" calcext:value-type="float">
            <text:p>0.622595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style-name="ce3" table:number-columns-repeated="2"/>
        </table:table-row>
        <table:table-row table:style-name="ro3">
          <table:table-cell table:style-name="ce2" office:value-type="date" office:date-value="2018-02-25" calcext:value-type="date">
            <text:p>25/02/18</text:p>
          </table:table-cell>
          <table:table-cell table:style-name="ce2"/>
          <table:table-cell table:formula="of:=AVERAGE([.D8:.F8])" office:value-type="float" office:value="0.716658" calcext:value-type="float">
            <text:p>0.716658</text:p>
          </table:table-cell>
          <table:table-cell office:value-type="float" office:value="0.716658" calcext:value-type="float">
            <text:p>0.71665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table:style-name="ce12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2"/>
        </table:table-row>
        <table:table-row table:style-name="ro3">
          <table:table-cell table:style-name="ce2" office:value-type="date" office:date-value="2018-02-26" calcext:value-type="date">
            <text:p>26/02/18</text:p>
          </table:table-cell>
          <table:table-cell table:style-name="ce2"/>
          <table:table-cell table:style-name="ce7" table:formula="of:=AVERAGE([.D9:.F9])" office:value-type="float" office:value="0.775201" calcext:value-type="float">
            <text:p>0.775201</text:p>
          </table:table-cell>
          <table:table-cell office:value-type="float" office:value="0.775201" calcext:value-type="float">
            <text:p>0.775201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2"/>
        </table:table-row>
        <table:table-row table:style-name="ro3">
          <table:table-cell table:style-name="ce2" office:value-type="date" office:date-value="2018-02-26" calcext:value-type="date">
            <text:p>26/02/18</text:p>
          </table:table-cell>
          <table:table-cell table:style-name="ce2"/>
          <table:table-cell table:style-name="ce7" table:formula="of:=AVERAGE([.D10:.F10])" office:value-type="float" office:value="0.777504" calcext:value-type="float">
            <text:p>0.777504</text:p>
          </table:table-cell>
          <table:table-cell office:value-type="float" office:value="0.777504" calcext:value-type="float">
            <text:p>0.77750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2"/>
        </table:table-row>
        <table:table-row table:style-name="ro3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style-name="ce8" table:formula="of:=AVERAGE([.D11:.F11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2"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2"/>
        </table:table-row>
        <table:table-row table:style-name="ro3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formula="of:=AVERAGE([.D12:.F12])" office:value-type="float" office:value="0.767472" calcext:value-type="float">
            <text:p>0.767472</text:p>
          </table:table-cell>
          <table:table-cell office:value-type="float" office:value="0.767472" calcext:value-type="float">
            <text:p>0.76747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table:style-name="ce12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2"/>
        </table:table-row>
        <table:table-row table:style-name="ro3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formula="of:=AVERAGE([.D13:.F13])" office:value-type="float" office:value="0.761388" calcext:value-type="float">
            <text:p>0.761388</text:p>
          </table:table-cell>
          <table:table-cell office:value-type="float" office:value="0.761388" calcext:value-type="float">
            <text:p>0.7613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table:style-name="ce12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2"/>
        </table:table-row>
        <table:table-row table:style-name="ro3">
          <table:table-cell table:style-name="ce2" office:value-type="date" office:date-value="2018-03-06" calcext:value-type="date">
            <text:p>06/03/18</text:p>
          </table:table-cell>
          <table:table-cell table:style-name="ce4" office:value-type="float" office:value="0.743021" calcext:value-type="float">
            <text:p>0.743021</text:p>
          </table:table-cell>
          <table:table-cell table:formula="of:=AVERAGE([.D14:.F14])" office:value-type="float" office:value="0.744121" calcext:value-type="float">
            <text:p>0.744121</text:p>
          </table:table-cell>
          <table:table-cell office:value-type="float" office:value="0.744121" calcext:value-type="float">
            <text:p>0.744121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2"/>
        </table:table-row>
        <table:table-row table:style-name="ro3">
          <table:table-cell table:style-name="ce2" office:value-type="date" office:date-value="2018-03-06" calcext:value-type="date">
            <text:p>06/03/18</text:p>
          </table:table-cell>
          <table:table-cell table:style-name="ce4" office:value-type="float" office:value="0.778654" calcext:value-type="float">
            <text:p>0.778654</text:p>
          </table:table-cell>
          <table:table-cell table:style-name="ce9" table:formula="of:=AVERAGE([.D15:.F15])" office:value-type="float" office:value="0.78293" calcext:value-type="float">
            <text:p>0.78293</text:p>
          </table:table-cell>
          <table:table-cell office:value-type="float" office:value="0.78293" calcext:value-type="float">
            <text:p>0.78293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inal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2"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office:value-type="string" calcext:value-type="string">
            <text:p>18-03-08-12-32-10</text:p>
          </table:table-cell>
          <table:table-cell/>
        </table:table-row>
        <table:table-row table:style-name="ro3">
          <table:table-cell table:style-name="ce2" office:value-type="date" office:date-value="2018-03-07" calcext:value-type="date">
            <text:p>07/03/18</text:p>
          </table:table-cell>
          <table:table-cell office:value-type="float" office:value="0.773071" calcext:value-type="float">
            <text:p>0.773071</text:p>
          </table:table-cell>
          <table:table-cell table:formula="of:=AVERAGE([.D16:.F16])" office:value-type="float" office:value="0.780628" calcext:value-type="float">
            <text:p>0.780628</text:p>
          </table:table-cell>
          <table:table-cell office:value-type="float" office:value="0.780628" calcext:value-type="float">
            <text:p>0.780628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2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2"/>
        </table:table-row>
        <table:table-row table:style-name="ro3">
          <table:table-cell table:style-name="ce2" office:value-type="date" office:date-value="2018-03-07" calcext:value-type="date">
            <text:p>07/03/18</text:p>
          </table:table-cell>
          <table:table-cell office:value-type="float" office:value="0.742529" calcext:value-type="float">
            <text:p>0.742529</text:p>
          </table:table-cell>
          <table:table-cell table:formula="of:=AVERAGE([.D17:.F17])" office:value-type="float" office:value="0.74593" calcext:value-type="float">
            <text:p>0.74593</text:p>
          </table:table-cell>
          <table:table-cell office:value-type="float" office:value="0.74593" calcext:value-type="float">
            <text:p>0.74593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2"/>
        </table:table-row>
        <table:table-row table:style-name="ro3">
          <table:table-cell table:style-name="ce2" office:value-type="date" office:date-value="2018-03-07" calcext:value-type="date">
            <text:p>07/03/18</text:p>
          </table:table-cell>
          <table:table-cell office:value-type="float" office:value="0.655008" calcext:value-type="float">
            <text:p>0.655008</text:p>
          </table:table-cell>
          <table:table-cell table:formula="of:=AVERAGE([.D18:.F18])" office:value-type="float" office:value="0.656635" calcext:value-type="float">
            <text:p>0.656635</text:p>
          </table:table-cell>
          <table:table-cell office:value-type="float" office:value="0.656635" calcext:value-type="float">
            <text:p>0.656635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2"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table:style-name="ce12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2"/>
        </table:table-row>
        <table:table-row table:style-name="ro3">
          <table:table-cell table:style-name="ce2" office:value-type="date" office:date-value="2018-03-08" calcext:value-type="date">
            <text:p>08/03/18</text:p>
          </table:table-cell>
          <table:table-cell/>
          <table:table-cell table:formula="of:=AVERAGE([.D19:.F19])" office:value-type="string" office:string-value="" calcext:value-type="error">
            <text:p>#DIV/0!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2" office:value-type="float" office:value="19" calcext:value-type="float">
            <text:p>19</text:p>
          </table:table-cell>
          <table:table-cell office:value-type="string" calcext:value-type="string">
            <text:p>[1,13,1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2-27-40</text:p>
          </table:table-cell>
          <table:table-cell table:number-columns-repeated="2"/>
        </table:table-row>
        <table:table-row table:style-name="ro3">
          <table:table-cell table:style-name="ce2" office:value-type="date" office:date-value="2018-03-08" calcext:value-type="date">
            <text:p>08/03/18</text:p>
          </table:table-cell>
          <table:table-cell/>
          <table:table-cell table:formula="of:=AVERAGE([.D20:.F20])" office:value-type="string" office:string-value="" calcext:value-type="error">
            <text:p>#DIV/0!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5-46-09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7"/>
          <table:table-cell table:number-columns-repeated="10"/>
        </table:table-row>
        <table:table-row table:style-name="ro3" table:number-rows-repeated="21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3:17:19.5577128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8T16:46:41.675135640</dc:date>
    <meta:editing-duration>PT18H51M25S</meta:editing-duration>
    <meta:editing-cycles>108</meta:editing-cycles>
    <meta:generator>LibreOffice/5.1.6.2$Linux_X86_64 LibreOffice_project/10m0$Build-2</meta:generator>
    <meta:document-statistic meta:table-count="1" meta:cell-count="299" meta:object-count="0"/>
  </office:meta>
</office:document-meta>
</file>